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RegexRequestMatcher.UrlRegexRequestMatcher(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gexRequestMatcher.matches( Web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RegexRequestMatcher.UrlRegexRequestMatcher(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